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90000007527F777F57B1C3B43.png" manifest:media-type="image/png"/>
  <manifest:file-entry manifest:full-path="Pictures/100000010000016200000035C08D124E78BBBF38.png" manifest:media-type="image/png"/>
  <manifest:file-entry manifest:full-path="Pictures/10000001000001E300000064CBEFC0B7A3A3DF35.png" manifest:media-type="image/png"/>
  <manifest:file-entry manifest:full-path="Pictures/100000010000024700000077C38D40C72388D213.png" manifest:media-type="image/png"/>
  <manifest:file-entry manifest:full-path="Pictures/10000001000003430000002B4B310A48DC651621.png" manifest:media-type="image/png"/>
  <manifest:file-entry manifest:full-path="Pictures/10000001000000B20000002617F7FED5B9BEAD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Bengali" svg:font-family="'Lohit Bengali'" style:font-adornments="Normal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06cm" fo:min-width="3.806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06cm" fo:min-width="4.906cm" fo:padding-top="0.175cm" fo:padding-bottom="0.175cm" fo:padding-left="0.3cm" fo:padding-right="0.3cm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06cm" fo:min-width="3.906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1cm" svg:stroke-color="#5983b0" draw:marker-start-width="0.35cm" draw:marker-end="Extrémités_20_de_20_flèche_20_1" draw:marker-end-width="0.45cm" draw:fill="none" draw:fill-color="#3465a4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color="#5983b0" draw:fill="none" draw:textarea-vertical-align="middle"/>
    </style:style>
    <style:style style:name="gr7" style:family="graphic" style:parent-style-name="standard">
      <style:graphic-properties draw:stroke="dash" draw:stroke-dash="Long_20_Dash_20__28_Rounded_29_" svg:stroke-width="0.1cm" draw:marker-start="" draw:marker-start-width="0.45cm" draw:marker-end="Extrémités_20_de_20_flèche_20_3" draw:marker-end-width="0.45cm" svg:stroke-linecap="round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11.75cm" draw:shadow="hidden"/>
      <style:paragraph-properties style:writing-mode="lr-tb"/>
    </style:style>
    <style:style style:name="gr9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06cm" fo:min-width="4.656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cm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.071cm)" draw:image-opacity="100%" style:mirror="none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1.05cm" fo:min-width="4.8cm" draw:shadow="hidden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3465a4"/>
      <style:paragraph-properties fo:text-align="center"/>
    </style:style>
    <style:style style:name="P5" style:family="paragraph">
      <loext:graphic-properties draw:fill="none" draw:fill-color="#3465a4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size="21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65cm" svg:height="2.5cm" svg:x="7.9cm" svg:y="5.65cm">
          <text:p text:style-name="P1">Grass biomass</text:p>
          <text:p text:style-name="P1">(t.ha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.5cm" svg:y="13.5cm">
          <text:p text:style-name="P1">Mean precipitation</text:p>
          <text:p text:style-name="P1">(mm.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4.05cm" svg:y="13.65cm">
          <text:p text:style-name="P1">Fo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3.75cm" svg:y="2.25cm">
          <text:p text:style-name="P1">Fire frequency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4.5cm" svg:y1="13.25cm" svg:x2="8cm" svg:y2="8.25cm">
          <text:p/>
        </draw:line>
        <draw:line draw:style-name="gr3" draw:text-style-name="P3" draw:layer="layout" svg:x1="12.5cm" svg:y1="5.85cm" svg:x2="13.75cm" svg:y2="4.7cm">
          <text:p/>
        </draw:line>
        <draw:custom-shape draw:style-name="gr2" draw:text-style-name="P2" draw:layer="layout" svg:width="5.75cm" svg:height="2.5cm" svg:x="13.75cm" svg:y="2.25cm">
          <text:p text:style-name="P1">Fire frequency</text:p>
          <text:p text:style-name="P1">estimation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75cm" svg:height="2.5cm" svg:x="14.5cm" svg:y="9.35cm">
          <text:p text:style-name="P1">Forest effect</text:p>
          <text:p text:style-name="P1">(adi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7.5cm" svg:y1="13.5cm" svg:x2="14.2cm" svg:y2="10.65cm">
          <text:p/>
        </draw:line>
        <draw:line draw:style-name="gr3" draw:text-style-name="P3" draw:layer="layout" svg:x1="16.95cm" svg:y1="13.5cm" svg:x2="16.95cm" svg:y2="12cm">
          <text:p/>
        </draw:line>
        <draw:line draw:style-name="gr3" draw:text-style-name="P3" draw:layer="layout" svg:x1="14.4cm" svg:y1="9.4cm" svg:x2="12.55cm" svg:y2="8.05cm">
          <text:p/>
        </draw:line>
        <draw:line draw:style-name="gr5" draw:text-style-name="P4" draw:layer="layout" svg:x1="7.55cm" svg:y1="14.85cm" svg:x2="13.75cm" svg:y2="14.75cm">
          <text:p/>
        </draw:line>
        <draw:line draw:style-name="gr5" draw:text-style-name="P5" draw:layer="layout" svg:x1="16.95cm" svg:y1="17.1cm" svg:x2="16.95cm" svg:y2="16.25cm">
          <text:p/>
        </draw:line>
        <draw:line draw:style-name="gr6" draw:text-style-name="P3" draw:layer="layout" svg:x1="17cm" svg:y1="17.05cm" svg:x2="1.25cm" svg:y2="17.05cm">
          <text:p/>
        </draw:line>
        <draw:line draw:style-name="gr6" draw:text-style-name="P3" draw:layer="layout" svg:x1="1.25cm" svg:y1="3.25cm" svg:x2="1.25cm" svg:y2="17.1cm">
          <text:p/>
        </draw:line>
        <draw:line draw:style-name="gr6" draw:text-style-name="P3" draw:layer="layout" svg:x1="3.5cm" svg:y1="3.3cm" svg:x2="1.25cm" svg:y2="3.3cm">
          <text:p/>
        </draw:line>
        <draw:line draw:style-name="gr7" draw:text-style-name="P6" draw:layer="layout" svg:x1="13.275cm" svg:y1="3.45cm" svg:x2="10.025cm" svg:y2="3.45cm">
          <text:p/>
        </draw:line>
        <draw:custom-shape draw:style-name="gr8" draw:text-style-name="P6" draw:layer="layout" svg:width="12.25cm" svg:height="1.5cm" svg:x="3.5cm" svg:y="19cm">
          <text:p text:style-name="P6">En bleu les essais glm infructueux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2" draw:layer="layout" svg:width="4.65cm" svg:height="2.5cm" svg:x="2.45cm" svg:y="11.15cm">
          <text:p text:style-name="P1">Grass biomass</text:p>
          <text:p text:style-name="P1">(t.ha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.5cm" svg:y="24.6cm">
          <text:p text:style-name="P1">Mean precipitation</text:p>
          <text:p text:style-name="P1">(mm.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4cm" svg:y="24.65cm">
          <text:p text:style-name="P1">Fo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.3cm" svg:y="2.25cm">
          <text:p text:style-name="P1">Fire frequency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4.75cm" svg:y1="24.25cm" svg:x2="4.75cm" svg:y2="13.75cm">
          <text:p/>
        </draw:line>
        <draw:line draw:style-name="gr3" draw:text-style-name="P3" draw:layer="layout" svg:x1="8cm" svg:y1="9.15cm" svg:x2="14cm" svg:y2="5.25cm">
          <text:p/>
        </draw:line>
        <draw:custom-shape draw:style-name="gr2" draw:text-style-name="P2" draw:layer="layout" svg:width="5.75cm" svg:height="2.5cm" svg:x="14.05cm" svg:y="2.25cm">
          <text:p text:style-name="P1">Fire frequency</text:p>
          <text:p text:style-name="P1">estimation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5.5cm" svg:height="2.5cm" svg:x="14.3cm" svg:y="14.95cm">
          <text:p text:style-name="P1"><text:span text:style-name="T1">Forest effect</text:span></text:p>
          <text:p text:style-name="P1">(adi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6.25cm" svg:y1="24cm" svg:x2="15cm" svg:y2="17.75cm">
          <text:p/>
        </draw:line>
        <draw:line draw:style-name="gr3" draw:text-style-name="P3" draw:layer="layout" svg:x1="17cm" svg:y1="24.25cm" svg:x2="17cm" svg:y2="17.75cm">
          <text:p/>
        </draw:line>
        <draw:line draw:style-name="gr3" draw:text-style-name="P3" draw:layer="layout" svg:x1="14cm" svg:y1="15.25cm" svg:x2="7.5cm" svg:y2="12.9cm">
          <text:p/>
        </draw:line>
        <draw:custom-shape draw:style-name="gr10" draw:text-style-name="P7" draw:layer="layout" svg:width="0.25cm" svg:height="1cm" svg:x="16.5cm" svg:y="12.5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4.15cm" svg:height="0.902cm" svg:x="8.6cm" svg:y="6.7cm">
          <draw:image xlink:href="Pictures/10000001000000B20000002617F7FED5B9BEADD1.png" xlink:type="simple" xlink:show="embed" xlink:actuate="onLoad" draw:mime-type="image/png">
            <text:p/>
          </draw:image>
        </draw:frame>
        <draw:frame draw:style-name="gr12" draw:text-style-name="P6" draw:layer="layout" svg:width="17.673cm" svg:height="0.909cm" svg:x="1.827cm" svg:y="9.75cm">
          <draw:image xlink:href="Pictures/10000001000003430000002B4B310A48DC651621.png" xlink:type="simple" xlink:show="embed" xlink:actuate="onLoad" draw:mime-type="image/png">
            <text:p/>
          </draw:image>
        </draw:frame>
        <draw:frame draw:style-name="gr12" draw:text-style-name="P6" draw:layer="layout" svg:width="10.725cm" svg:height="2.189cm" svg:x="8.625cm" svg:y="12.25cm">
          <draw:image xlink:href="Pictures/100000010000024700000077C38D40C72388D213.png" xlink:type="simple" xlink:show="embed" xlink:actuate="onLoad" draw:mime-type="image/png">
            <text:p/>
          </draw:image>
        </draw:frame>
        <draw:frame draw:style-name="gr12" draw:text-style-name="P6" draw:layer="layout" svg:width="8.457cm" svg:height="1.75cm" svg:x="11.193cm" svg:y="21.3cm">
          <draw:image xlink:href="Pictures/10000001000001E300000064CBEFC0B7A3A3DF35.png" xlink:type="simple" xlink:show="embed" xlink:actuate="onLoad" draw:mime-type="image/png">
            <text:p/>
          </draw:image>
        </draw:frame>
        <draw:frame draw:style-name="gr12" draw:text-style-name="P6" draw:layer="layout" svg:width="7.492cm" svg:height="1.121cm" svg:x="6.8cm" svg:y="3.1cm">
          <draw:image xlink:href="Pictures/100000010000016200000035C08D124E78BBBF38.png" xlink:type="simple" xlink:show="embed" xlink:actuate="onLoad" draw:mime-type="image/png">
            <text:p/>
          </draw:image>
        </draw:frame>
        <draw:frame draw:style-name="gr12" draw:text-style-name="P6" draw:layer="layout" svg:width="11.97cm" svg:height="2.33cm" svg:x="1.08cm" svg:y="15.6cm">
          <draw:image xlink:href="Pictures/10000001000002590000007527F777F57B1C3B43.png" xlink:type="simple" xlink:show="embed" xlink:actuate="onLoad" draw:mime-type="image/png">
            <text:p/>
          </draw:image>
        </draw:frame>
        <draw:custom-shape draw:style-name="gr13" draw:text-style-name="P6" draw:layer="layout" svg:width="5.3cm" svg:height="1.3cm" svg:x="2cm" svg:y="27.3cm">
          <text:p text:style-name="P6">Données pluie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5.3cm" svg:height="1.3cm" svg:x="14.3cm" svg:y="27.3cm">
          <text:p text:style-name="P6">Données forêt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5.3cm" svg:height="1.3cm" svg:x="1.55cm" svg:y="5cm">
          <text:p text:style-name="P6">Données feu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Bengali" svg:font-family="'Lohit Bengali'" style:font-adornments="Normal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3" draw:display-name="Extrémités de flèche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ohit Bengali" fo:font-family="'Lohit Bengali'" style:font-style-name="Normal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draw:marker-start-width="0.35cm" draw:marker-end-width="0.35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solid" svg:stroke-width="0.2cm" svg:stroke-color="#ff4000" draw:marker-start-width="0.5cm" draw:marker-end-width="0.5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3T17:09:40.468408031</meta:creation-date>
    <meta:generator>LibreOffice/7.3.7.2$Linux_X86_64 LibreOffice_project/30$Build-2</meta:generator>
    <dc:date>2024-07-12T14:29:13.396608785</dc:date>
    <meta:editing-duration>PT22M54S</meta:editing-duration>
    <meta:editing-cycles>12</meta:editing-cycles>
    <meta:document-statistic meta:object-count="39"/>
  </office:meta>
</office:document-meta>
</file>